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Nimbus Mono L" svg:font-family="'Nimbus Mono L'" style:font-family-generic="modern" style:font-pitch="fixed"/>
    <style:font-face style:name="HG Mincho Light J1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ist_20_1"/>
    <style:style style:name="P2" style:family="paragraph" style:parent-style-name="Standard" style:list-style-name="List_20_1"/>
    <style:style style:name="P3" style:family="paragraph" style:parent-style-name="Standard" style:list-style-name="List_20_1"/>
    <style:style style:name="P4" style:family="paragraph" style:parent-style-name="Standard" style:list-style-name="List_20_1"/>
    <style:style style:name="P5" style:family="paragraph" style:parent-style-name="Standard" style:list-style-name="List_20_1"/>
    <style:style style:name="P6" style:family="paragraph" style:parent-style-name="Standard" style:list-style-name="List_20_1"/>
    <style:style style:name="P7" style:family="paragraph" style:parent-style-name="Standard" style:list-style-name="List_20_1"/>
    <style:style style:name="P8" style:family="paragraph" style:parent-style-name="Standard" style:list-style-name="List_20_1"/>
    <style:style style:name="P9" style:family="paragraph" style:parent-style-name="Standard" style:list-style-name="List_20_1"/>
    <style:style style:name="P10" style:family="paragraph" style:parent-style-name="Standard" style:list-style-name="List_20_1"/>
    <style:style style:name="P11" style:family="paragraph" style:parent-style-name="Standard" style:list-style-name="List_20_1"/>
    <style:style style:name="P12" style:family="paragraph" style:parent-style-name="Standard" style:list-style-name="List_20_1"/>
    <style:style style:name="P13" style:family="paragraph" style:parent-style-name="Standard" style:list-style-name="List_20_1"/>
    <style:style style:name="P14" style:family="paragraph" style:parent-style-name="Standard" style:list-style-name="List_20_1"/>
    <style:style style:name="P15" style:family="paragraph" style:parent-style-name="Standard" style:list-style-name="List_20_1"/>
    <style:style style:name="P16" style:family="paragraph" style:parent-style-name="Correction">
      <style:text-properties fo:color="#ff0000"/>
    </style:style>
    <style:style style:name="P17" style:family="paragraph" style:parent-style-name="Correction" style:list-style-name="List_20_1"/>
    <style:style style:name="P18" style:family="paragraph" style:parent-style-name="Correction" style:list-style-name="List_20_1"/>
    <style:style style:name="P19" style:family="paragraph" style:parent-style-name="Correction" style:list-style-name="L7"/>
    <style:style style:name="P20" style:family="paragraph" style:parent-style-name="Correction" style:list-style-name="L7"/>
    <style:style style:name="T1" style:family="text">
      <style:text-properties fo:color="#ff0000"/>
    </style:style>
    <style:style style:name="T2" style:family="text">
      <style:text-properties fo:color="#ff0000" style:text-underline-style="solid" style:text-underline-width="auto" style:text-underline-color="font-color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)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orrections pour l'article "EyeDB, une base de données objet pour Linux"</text:p>
      <text:p text:style-name="Standard">Liste des corrections <text:span text:style-name="T5">majeures </text:span>:</text:p>
      <text:list text:style-name="List_20_1">
        <text:list-item>
          <text:p text:style-name="P1">dans le haut de page "Pratique EyeBD" remplacer Eye<text:span text:style-name="T1">BD</text:span> par Eye<text:span text:style-name="T1">DB</text:span></text:p>
        </text:list-item>
        <text:list-item>
          <text:p text:style-name="P1">page 8, pavé "Concernant l'auteur", modifier le titre en :</text:p>
        </text:list-item>
      </text:list>
      <text:p text:style-name="Correction">Concernant l<text:span text:style-name="T1">es </text:span>auteur<text:span text:style-name="T1">s</text:span></text:p>
      <text:list text:style-name="List_20_1">
        <text:list-item>
          <text:p text:style-name="P1">page 8, pavé "Concernant l'auteur", lister les auteurs avec une liste à puces, comme suit :</text:p>
        </text:list-item>
      </text:list>
      <text:list text:style-name="L7">
        <text:list-item>
          <text:p text:style-name="P19">François Déchelle ... depuis plusieurs années.<text:span text:style-name="T1"> &lt;&lt;aller à la ligne&gt;&gt;</text:span></text:p>
        </text:list-item>
        <text:list-item>
          <text:p text:style-name="P19">Eric Viara ... du projet EyeDB.</text:p>
        </text:list-item>
      </text:list>
      <text:p text:style-name="Standard">afin de bien faire apparaitre la bio et le rôle de chacun des auteurs.</text:p>
      <text:p text:style-name="Standard"/>
      <text:p text:style-name="Standard">Liste des autres corrections :</text:p>
      <text:list text:style-name="List_20_1">
        <text:list-item>
          <text:p text:style-name="P1">page 2, colonne 1, section "Bases de données relationnelles", paragraphe 2</text:p>
        </text:list-item>
      </text:list>
      <text:p text:style-name="Correction">Les champs doivent être de type simpl<text:span text:style-name="T1">e</text:span>s</text:p>
      <text:list text:style-name="List_20_1">
        <text:list-item>
          <text:p text:style-name="P1">page 3, colonne 2, section "EyeDB", sous-section "Le modèle objet de EyeDB", supprimer le saut de ligne avant les ":"</text:p>
        </text:list-item>
      </text:list>
      <text:p text:style-name="Correction">relations binaires avec intégrité référentielle<text:span text:style-name="T1"> :</text:span></text:p>
      <text:list text:style-name="List_20_1">
        <text:list-item>
          <text:p text:style-name="P1">page 3, colonne 3, section "EyeDB", sous-section "Les caractéristiques de EyeDB", 3ième paragraphe, supprimer le saut de ligne avant les ":"</text:p>
        </text:list-item>
      </text:list>
      <text:p text:style-name="Correction">la montée en charge de manière solide<text:span text:style-name="T1"> :</text:span></text:p>
      <text:list text:style-name="List_20_1">
        <text:list-item>
          <text:p text:style-name="P1">page 4, colonne 3, section "Compiler et installer EyeDB", sous-section "Compiler EyeDB sur Linux", il manque un tiret devant l'option --prefix de la commande :</text:p>
          <text:p text:style-name="P17">./configure -<text:span text:style-name="T1">-</text:span>prefix=$HOME/eyedb/install</text:p>
        </text:list-item>
        <text:list-item>
          <text:p text:style-name="P1">page 4, colonne 3, section "Compiler et installer EyeDB", sous-section "Compiler EyeDB sur Linux", il manque un tiret devant l'option –prefix dans le paragraphe :</text:p>
          <text:p text:style-name="P17">L'option -<text:span text:style-name="T1">-</text:span>prefix du script configure</text:p>
        </text:list-item>
        <text:list-item>
          <text:p text:style-name="P1">page 4, colonne 3, section "Compiler et installer EyeDB", sous-section "Compiler EyeDB sur Linux", ajouter un retour à la ligne après:</text:p>
        </text:list-item>
      </text:list>
      <text:p text:style-name="Correction">Ceci n'affectera en rien le fonctionnement ultérieur de EyeDB.<text:span text:style-name="T1"> </text:span></text:p>
      <text:list text:style-name="List_20_1">
        <text:list-item>
          <text:p text:style-name="P1">page 5, colonne 1, section "Définir un schéma de données avec ODL", sous-section "Créer une base EyeDB", premier paragraphe, changer la police de la commande :</text:p>
        </text:list-item>
      </text:list>
      <text:p text:style-name="Correction">...la commande <text:span text:style-name="T2">eyedbadmin database create</text:span>, en donnant... </text:p>
      <text:list text:style-name="List_20_1">
        <text:list-item>
          <text:p text:style-name="P1">page 6, colonne 2, section "Définir un schéma de données avec ODL", sous-section "Définir le schéma de la base avec ODL", supprimer le saut de ligne comme suit :</text:p>
        </text:list-item>
      </text:list>
      <text:p text:style-name="Correction">Une fois ce fichier créé, mettez à jour le schéma de la base déjà créée avec la commande</text:p>
      <text:p text:style-name="P16">&lt;&lt;supprimer le saut de ligne&gt;&gt;</text:p>
      <text:p text:style-name="Correction"><text:span text:style-name="T1"><text:s/></text:span><text:span text:style-name="T4">eyedbodl</text:span> :</text:p>
      <text:list text:style-name="List_20_1">
        <text:list-item>
          <text:p text:style-name="P1">page 6, colonne 3, section "Créer, modifier, rechercher... des objets avec OQL", premier <text:soft-page-break/>paragraphe, supprimer le s :</text:p>
        </text:list-item>
      </text:list>
      <text:p text:style-name="Correction">tout ce que vous entrez comme commande<text:span text:style-name="T1">s</text:span></text:p>
      <text:list text:style-name="List_20_1">
        <text:list-item>
          <text:p text:style-name="P1">page 8, colonne 1, section "Développer en Java avec EyeDB", sous-section "Générer les classes Java à partir du schéma ODL", il manque un tiret devant l'option --package dans la commande :</text:p>
        </text:list-item>
      </text:list>
      <text:p text:style-name="Correction">eyedbodl --gencode=java -<text:span text:style-name="T1">-</text:span>package=linuxplus linuxplus.odl</text:p>
      <text:list text:style-name="List_20_1">
        <text:list-item>
          <text:p text:style-name="P1">page 8, colonne 2, section "Développer en C++ avec EyeDB", sous-section "Générer les classes C++ à partir du schéma ODL", supprimer le saut de ligne entre -- et package :</text:p>
        </text:list-item>
      </text:list>
      <text:p text:style-name="Correction">eyedbodl --gencode=C++ --</text:p>
      <text:p text:style-name="Correction"><text:span text:style-name="T1">&lt;&lt;supprimer le saut de ligne&gt;&gt;</text:span>package=linuxplus linuxplus.odl</text:p>
      <text:list text:style-name="List_20_1">
        <text:list-item>
          <text:p text:style-name="P1">page 8, colonne 3, section "Développer en C++ avec EyeDB", sous-section "Ecrire un programme C++ utilisant les classes EyeDB", modifier le second paragraphe comme suit:</text:p>
        </text:list-item>
      </text:list>
      <text:p text:style-name="Correction">Sauvegardez ce code dans un fichier <text:span text:style-name="T6">test.cc</text:span><text:span text:style-name="T3">. Vous</text:span><text:span text:style-name="T6"> </text:span>pouvez compiler ce programme en utilisant le fichier <text:span text:style-name="T6">Makefile.linuxplus</text:span> qui a été généré par eyedbodl lors de la traduction du fichier ODL en code C++, à l'aide de la commande suivante :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Nimbus Mono L" svg:font-family="'Nimbus Mono L'" style:font-family-generic="modern" style:font-pitch="fixed"/>
    <style:font-face style:name="HG Mincho Light J1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rrection" style:family="paragraph" style:parent-style-name="Text_20_body_20_indent" style:class="text" style:master-page-name="">
      <style:paragraph-properties fo:margin-left="0.75cm" fo:margin-right="0cm" fo:text-indent="0cm" style:auto-text-indent="false" style:page-number="auto"/>
      <style:text-properties fo:font-style="italic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HG Mincho Light J1" style:font-size-asian="14pt" style:font-name-complex="Times New Roman" style:font-size-complex="14pt"/>
    </style:style>
    <style:style style:name="Heading_20_2" style:display-name="Heading 2" style:family="paragraph" style:parent-style-name="Title" style:next-style-name="Standard" style:class="text" style:default-outline-level="2">
      <style:text-properties fo:font-style="italic" fo:font-weight="bold" style:font-name-asian="Times New Roma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style:font-name="StarSymbol1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style:font-name="StarSymbol1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style:font-name="StarSymbol1"/>
      </text:list-level-style-bullet>
      <text:list-level-style-bullet text:level="4" text:style-name="Bullet_20_Symbols" text:bullet-char="●">
        <style:list-level-properties text:space-before="1.2cm" text:min-label-width="0.4cm"/>
        <style:text-properties style:font-name="StarSymbol1"/>
      </text:list-level-style-bullet>
      <text:list-level-style-bullet text:level="5" text:style-name="Bullet_20_Symbols" text:bullet-char="●">
        <style:list-level-properties text:space-before="1.6cm" text:min-label-width="0.4cm"/>
        <style:text-properties style:font-name="StarSymbol1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style:font-name="StarSymbol1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style:font-name="StarSymbol1"/>
      </text:list-level-style-bullet>
      <text:list-level-style-bullet text:level="8" text:style-name="Bullet_20_Symbols" text:bullet-char="●">
        <style:list-level-properties text:space-before="2.8cm" text:min-label-width="0.4cm"/>
        <style:text-properties style:font-name="StarSymbol1"/>
      </text:list-level-style-bullet>
      <text:list-level-style-bullet text:level="9" text:style-name="Bullet_20_Symbols" text:bullet-char="●">
        <style:list-level-properties text:space-before="3.2cm" text:min-label-width="0.4cm"/>
        <style:text-properties style:font-name="StarSymbol1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style:font-name="Star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François Déchelle</dc:creator>
    <dc:date>2008-03-09T22:19:02</dc:date>
    <meta:editing-cycles>68</meta:editing-cycles>
    <meta:editing-duration>PT9H50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499" meta:character-count="3155"/>
  </office:meta>
</office:document-meta>
</file>